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officeooo:rsid="0010813a" officeooo:paragraph-rsid="0010813a"/>
    </style:style>
    <style:style style:name="P2" style:family="paragraph" style:parent-style-name="Preformatted_20_Text">
      <style:text-properties style:font-name="Liberation Mono" officeooo:rsid="0010813a" officeooo:paragraph-rsid="001167d1"/>
    </style:style>
    <style:style style:name="P3" style:family="paragraph" style:parent-style-name="Preformatted_20_Text">
      <style:text-properties style:font-name="Liberation Mono" officeooo:rsid="0010813a" officeooo:paragraph-rsid="00128b4f"/>
    </style:style>
    <style:style style:name="P4" style:family="paragraph" style:parent-style-name="Preformatted_20_Text">
      <style:text-properties style:font-name="Liberation Mono" officeooo:rsid="0010813a" officeooo:paragraph-rsid="006c6298"/>
    </style:style>
    <style:style style:name="P5" style:family="paragraph" style:parent-style-name="Preformatted_20_Text">
      <style:text-properties style:font-name="Liberation Mono" officeooo:rsid="0010813a" officeooo:paragraph-rsid="006a47c5"/>
    </style:style>
    <style:style style:name="P6" style:family="paragraph" style:parent-style-name="Preformatted_20_Text">
      <style:text-properties style:font-name="Liberation Mono" officeooo:rsid="0010813a" officeooo:paragraph-rsid="006c3cb6"/>
    </style:style>
    <style:style style:name="P7" style:family="paragraph" style:parent-style-name="Preformatted_20_Text">
      <style:text-properties style:font-name="Liberation Mono" officeooo:rsid="0010813a" officeooo:paragraph-rsid="0072bc92"/>
    </style:style>
    <style:style style:name="P8" style:family="paragraph" style:parent-style-name="Preformatted_20_Text">
      <style:text-properties style:font-name="Liberation Mono" officeooo:rsid="001167d1" officeooo:paragraph-rsid="001167d1"/>
    </style:style>
    <style:style style:name="P9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28b4f"/>
    </style:style>
    <style:style style:name="P10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10813a"/>
    </style:style>
    <style:style style:name="P11" style:family="paragraph" style:parent-style-name="Preformatted_20_Text">
      <style:text-properties style:font-name="Liberation Mono" style:text-underline-style="solid" style:text-underline-width="auto" style:text-underline-color="font-color" officeooo:rsid="0010813a" officeooo:paragraph-rsid="006c3cb6"/>
    </style:style>
    <style:style style:name="P12" style:family="paragraph" style:parent-style-name="Preformatted_20_Text">
      <style:text-properties style:font-name="Liberation Mono" style:text-underline-style="solid" style:text-underline-width="auto" style:text-underline-color="font-color" officeooo:rsid="001167d1" officeooo:paragraph-rsid="001619b0"/>
    </style:style>
    <style:style style:name="P13" style:family="paragraph" style:parent-style-name="Preformatted_20_Text">
      <style:text-properties style:font-name="Liberation Mono" style:text-underline-style="solid" style:text-underline-width="auto" style:text-underline-color="font-color" officeooo:rsid="00162bc2" officeooo:paragraph-rsid="00162bc2"/>
    </style:style>
    <style:style style:name="P14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6c3cb6" style:font-weight-asian="normal" style:font-weight-complex="normal"/>
    </style:style>
    <style:style style:name="P15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6ac7e" officeooo:paragraph-rsid="0046ac7e" style:font-weight-asian="normal" style:font-weight-complex="normal"/>
    </style:style>
    <style:style style:name="P16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0bb9f" officeooo:paragraph-rsid="006c3cb6" style:font-weight-asian="normal" style:font-weight-complex="normal"/>
    </style:style>
    <style:style style:name="P17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4ba4e6" officeooo:paragraph-rsid="006c3cb6" style:font-weight-asian="normal" style:font-weight-complex="normal"/>
    </style:style>
    <style:style style:name="P18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2f1f74" style:font-weight-asian="normal" style:font-weight-complex="normal"/>
    </style:style>
    <style:style style:name="P19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c3cb6" style:font-weight-asian="normal" style:font-weight-complex="normal"/>
    </style:style>
    <style:style style:name="P20" style:family="paragraph" style:parent-style-name="Preformatted_20_Text">
      <style:text-properties style:font-name="Liberation Mono" style:text-underline-style="solid" style:text-underline-width="auto" style:text-underline-color="font-color" fo:font-weight="normal" officeooo:rsid="002f1f74" officeooo:paragraph-rsid="006904e1" style:font-weight-asian="normal" style:font-weight-complex="normal"/>
    </style:style>
    <style:style style:name="P21" style:family="paragraph" style:parent-style-name="Preformatted_20_Text">
      <style:text-properties style:font-name="Liberation Mono" style:text-underline-style="solid" style:text-underline-width="auto" style:text-underline-color="font-color" officeooo:rsid="004ba4e6" officeooo:paragraph-rsid="006c3cb6"/>
    </style:style>
    <style:style style:name="P22" style:family="paragraph" style:parent-style-name="Preformatted_20_Text">
      <style:text-properties style:font-name="Liberation Mono" style:text-underline-style="solid" style:text-underline-width="auto" style:text-underline-color="font-color" officeooo:rsid="004ba4e6" officeooo:paragraph-rsid="004ba4e6"/>
    </style:style>
    <style:style style:name="P23" style:family="paragraph" style:parent-style-name="Preformatted_20_Text">
      <style:text-properties style:font-name="Liberation Mono" style:text-underline-style="solid" style:text-underline-width="auto" style:text-underline-color="font-color" officeooo:rsid="0020bb9f" officeooo:paragraph-rsid="0020bb9f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8pt" fo:font-weight="bold" officeooo:rsid="00538de5" officeooo:paragraph-rsid="00538de5" style:font-size-asian="18pt" style:font-weight-asian="bold" style:font-size-complex="18pt" style:font-weight-complex="bold"/>
    </style:style>
    <style:style style:name="P25" style:family="paragraph" style:parent-style-name="Preformatted_20_Text">
      <style:text-properties style:font-name="Liberation Mono" fo:font-weight="bold" officeooo:rsid="0010813a" officeooo:paragraph-rsid="0010813a" style:font-weight-asian="bold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0813a" officeooo:paragraph-rsid="0010813a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4pt" fo:font-weight="bold" officeooo:rsid="00178adc" officeooo:paragraph-rsid="00178adc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62bc2" officeooo:paragraph-rsid="00162bc2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4pt" style:text-underline-style="none" fo:font-weight="bold" officeooo:rsid="002f1f74" officeooo:paragraph-rsid="002f1f74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Liberation Mono" style:text-underline-style="none" fo:font-weight="normal" officeooo:rsid="002f1f74" officeooo:paragraph-rsid="006a47c5" style:font-weight-asian="normal" style:font-weight-complex="normal"/>
    </style:style>
    <style:style style:name="P31" style:family="paragraph" style:parent-style-name="Preformatted_20_Text">
      <style:text-properties style:font-name="Liberation Mono" style:text-underline-style="none" fo:font-weight="normal" officeooo:rsid="002f1f74" officeooo:paragraph-rsid="006c3cb6" style:font-weight-asian="normal" style:font-weight-complex="normal"/>
    </style:style>
    <style:style style:name="P32" style:family="paragraph" style:parent-style-name="Preformatted_20_Text">
      <style:text-properties style:font-name="Liberation Mono" style:text-underline-style="none" fo:font-weight="normal" officeooo:rsid="002f1f74" officeooo:paragraph-rsid="002f1f74" style:font-weight-asian="normal" style:font-weight-complex="normal"/>
    </style:style>
    <style:style style:name="P33" style:family="paragraph" style:parent-style-name="Preformatted_20_Text">
      <style:text-properties style:font-name="Liberation Mono" style:text-underline-style="none" fo:font-weight="normal" officeooo:rsid="002f1f74" officeooo:paragraph-rsid="006904e1" style:font-weight-asian="normal" style:font-weight-complex="normal"/>
    </style:style>
    <style:style style:name="P34" style:family="paragraph" style:parent-style-name="Preformatted_20_Text">
      <style:text-properties style:font-name="Liberation Mono" style:text-underline-style="none" fo:font-weight="normal" officeooo:rsid="002f1f74" officeooo:paragraph-rsid="0072bc92" style:font-weight-asian="normal" style:font-weight-complex="normal"/>
    </style:style>
    <style:style style:name="P35" style:family="paragraph" style:parent-style-name="Preformatted_20_Text">
      <style:text-properties style:font-name="Liberation Mono" style:text-underline-style="none" fo:font-weight="normal" officeooo:rsid="0020bb9f" officeooo:paragraph-rsid="0020bb9f" style:font-weight-asian="normal" style:font-weight-complex="normal"/>
    </style:style>
    <style:style style:name="P36" style:family="paragraph" style:parent-style-name="Preformatted_20_Text">
      <style:text-properties style:font-name="Liberation Mono" style:text-underline-style="none" fo:font-weight="normal" officeooo:rsid="006143b8" officeooo:paragraph-rsid="006143b8" style:font-weight-asian="normal" style:font-weight-complex="normal"/>
    </style:style>
    <style:style style:name="P37" style:family="paragraph" style:parent-style-name="Preformatted_20_Text">
      <style:text-properties style:font-name="Liberation Mono" style:text-underline-style="none" fo:font-weight="normal" officeooo:rsid="0048dd4b" officeooo:paragraph-rsid="0048dd4b" style:font-weight-asian="normal" style:font-weight-complex="normal"/>
    </style:style>
    <style:style style:name="P38" style:family="paragraph" style:parent-style-name="Preformatted_20_Text">
      <style:text-properties style:font-name="Liberation Mono" style:text-underline-style="none" officeooo:rsid="004ba4e6" officeooo:paragraph-rsid="004ba4e6"/>
    </style:style>
    <style:style style:name="P39" style:family="paragraph" style:parent-style-name="Preformatted_20_Text">
      <style:text-properties style:font-name="Liberation Mono" style:text-underline-style="none" officeooo:rsid="004bf4ea" officeooo:paragraph-rsid="004bf4ea"/>
    </style:style>
    <style:style style:name="P40" style:family="paragraph" style:parent-style-name="Preformatted_20_Text">
      <style:text-properties style:font-name="Liberation Mono" style:text-underline-style="none" officeooo:rsid="004ef4ed" officeooo:paragraph-rsid="004ef4ed"/>
    </style:style>
    <style:style style:name="P41" style:family="paragraph" style:parent-style-name="Preformatted_20_Text">
      <style:text-properties style:font-name="Liberation Mono" officeooo:rsid="0018778b" officeooo:paragraph-rsid="006a47c5"/>
    </style:style>
    <style:style style:name="P42" style:family="paragraph" style:parent-style-name="Preformatted_20_Text">
      <style:text-properties style:font-name="Liberation Mono" officeooo:rsid="0026e5a0" officeooo:paragraph-rsid="006c3cb6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widows="1" fo:text-indent="0cm" style:auto-text-indent="false" fo:padding="0cm" fo:border="none"/>
      <style:text-properties style:font-name="Liberation Mono" officeooo:rsid="0010813a" officeooo:paragraph-rsid="001167d1"/>
    </style:style>
    <style:style style:name="P44" style:family="paragraph" style:parent-style-name="Preformatted_20_Text">
      <style:text-properties style:font-name="Liberation Mono" officeooo:rsid="0010813a" officeooo:paragraph-rsid="007de94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8b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3" style:family="text">
      <style:text-properties fo:font-variant="normal" fo:text-transform="none" fo:color="#1a1a1a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4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eeeeee" loext:char-shading-value="0" loext:padding="0cm" loext:border="none"/>
    </style:style>
    <style:style style:name="T5" style:family="text">
      <style:text-properties fo:font-variant="normal" fo:text-transform="none" fo:color="#1a1a1a" style:font-name="Liberation Mono" fo:font-size="9.75pt" fo:letter-spacing="normal" fo:font-style="normal" fo:font-weight="normal" officeooo:rsid="001619b0" fo:background-color="#ffffff" loext:char-shading-value="0" loext:padding="0cm" loext:border="none"/>
    </style:style>
    <style:style style:name="T6" style:family="text">
      <style:text-properties fo:font-variant="normal" fo:text-transform="none" fo:color="#1a1a1a" style:font-name="Liberation Mono" fo:font-size="9.7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1a1a1a" style:font-name="Liberation Mono" fo:font-size="9.75pt" fo:letter-spacing="normal" fo:font-style="normal" fo:font-weight="normal" officeooo:rsid="00128b4f" fo:background-color="#ffffff" loext:char-shading-value="0" loext:padding="0cm" loext:border="none"/>
    </style:style>
    <style:style style:name="T8" style:family="text">
      <style:text-properties fo:font-variant="normal" fo:text-transform="none" fo:color="#1a1a1a" style:font-name="Liberation Mono" fo:font-size="9.75pt" fo:letter-spacing="normal" fo:font-style="normal" fo:font-weight="normal" officeooo:rsid="006c6298" fo:background-color="#ffffff" loext:char-shading-value="0" loext:padding="0cm" loext:border="none"/>
    </style:style>
    <style:style style:name="T9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1167d1" fo:background-color="#eeeeee" loext:char-shading-value="0" loext:padding="0cm" loext:border="none"/>
    </style:style>
    <style:style style:name="T10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6298" fo:background-color="#ffffff" loext:char-shading-value="0" loext:padding="0cm" loext:border="none"/>
    </style:style>
    <style:style style:name="T11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ca306" fo:background-color="#ffffff" loext:char-shading-value="0" loext:padding="0cm" loext:border="none"/>
    </style:style>
    <style:style style:name="T12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6e9767" fo:background-color="#ffffff" loext:char-shading-value="0" loext:padding="0cm" loext:border="none"/>
    </style:style>
    <style:style style:name="T13" style:family="text">
      <style:text-properties fo:font-variant="normal" fo:text-transform="none" fo:color="#1a1a1a" style:font-name="Liberation Mono" fo:font-size="9.75pt" fo:letter-spacing="normal" fo:font-style="normal" style:text-underline-style="solid" style:text-underline-width="auto" style:text-underline-color="font-color" fo:font-weight="normal" officeooo:rsid="007c7774" fo:background-color="#ffffff" loext:char-shading-value="0" loext:padding="0cm" loext:border="none"/>
    </style:style>
    <style:style style:name="T14" style:family="text">
      <style:text-properties fo:font-variant="normal" fo:text-transform="none" fo:color="#1a1a1a" style:font-name="Liberation Mono" fo:font-size="9.7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fo:background-color="#eeeeee" loext:char-shading-value="0" loext:padding="0cm" loext:border="none"/>
    </style:style>
    <style:style style:name="T16" style:family="text">
      <style:text-properties officeooo:rsid="001167d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e92d" style:font-weight-asian="bold" style:font-weight-complex="bold"/>
    </style:style>
    <style:style style:name="T19" style:family="text">
      <style:text-properties fo:font-weight="bold" officeooo:rsid="001eae5e" style:font-weight-asian="bold" style:font-weight-complex="bold"/>
    </style:style>
    <style:style style:name="T20" style:family="text">
      <style:text-properties fo:font-weight="bold" officeooo:rsid="00221881" style:font-weight-asian="bold" style:font-weight-complex="bold"/>
    </style:style>
    <style:style style:name="T21" style:family="text">
      <style:text-properties fo:font-weight="bold" officeooo:rsid="0025c5c5" style:font-weight-asian="bold" style:font-weight-complex="bold"/>
    </style:style>
    <style:style style:name="T22" style:family="text">
      <style:text-properties officeooo:rsid="00128b4f"/>
    </style:style>
    <style:style style:name="T23" style:family="text">
      <style:text-properties style:text-underline-style="none"/>
    </style:style>
    <style:style style:name="T24" style:family="text">
      <style:text-properties officeooo:rsid="00162bc2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2bc2"/>
    </style:style>
    <style:style style:name="T27" style:family="text">
      <style:text-properties style:text-underline-style="solid" style:text-underline-width="auto" style:text-underline-color="font-color" officeooo:rsid="001ce92d"/>
    </style:style>
    <style:style style:name="T28" style:family="text">
      <style:text-properties style:text-underline-style="solid" style:text-underline-width="auto" style:text-underline-color="font-color" officeooo:rsid="00221881"/>
    </style:style>
    <style:style style:name="T29" style:family="text">
      <style:text-properties style:text-underline-style="solid" style:text-underline-width="auto" style:text-underline-color="font-color" officeooo:rsid="00383f45"/>
    </style:style>
    <style:style style:name="T30" style:family="text">
      <style:text-properties style:text-underline-style="solid" style:text-underline-width="auto" style:text-underline-color="font-color" officeooo:rsid="003a1b28"/>
    </style:style>
    <style:style style:name="T31" style:family="text">
      <style:text-properties style:text-underline-style="solid" style:text-underline-width="auto" style:text-underline-color="font-color" officeooo:rsid="006143b8"/>
    </style:style>
    <style:style style:name="T32" style:family="text">
      <style:text-properties style:text-underline-style="solid" style:text-underline-width="auto" style:text-underline-color="font-color" officeooo:rsid="00190f35"/>
    </style:style>
    <style:style style:name="T33" style:family="text">
      <style:text-properties style:text-underline-style="solid" style:text-underline-width="auto" style:text-underline-color="font-color" officeooo:rsid="0018b263"/>
    </style:style>
    <style:style style:name="T34" style:family="text">
      <style:text-properties style:text-underline-style="solid" style:text-underline-width="auto" style:text-underline-color="font-color" officeooo:rsid="002d5d73"/>
    </style:style>
    <style:style style:name="T35" style:family="text">
      <style:text-properties style:text-underline-style="solid" style:text-underline-width="auto" style:text-underline-color="font-color" officeooo:rsid="00128b4f"/>
    </style:style>
    <style:style style:name="T36" style:family="text">
      <style:text-properties style:text-underline-style="solid" style:text-underline-width="auto" style:text-underline-color="font-color" officeooo:rsid="006e9767"/>
    </style:style>
    <style:style style:name="T37" style:family="text">
      <style:text-properties style:text-underline-style="solid" style:text-underline-width="auto" style:text-underline-color="font-color" officeooo:rsid="007f4667"/>
    </style:style>
    <style:style style:name="T38" style:family="text">
      <style:text-properties style:text-underline-style="solid" style:text-underline-width="auto" style:text-underline-color="font-color" officeooo:rsid="00825c6d"/>
    </style:style>
    <style:style style:name="T39" style:family="text">
      <style:text-properties officeooo:rsid="0017dfce"/>
    </style:style>
    <style:style style:name="T40" style:family="text">
      <style:text-properties officeooo:rsid="001ce92d"/>
    </style:style>
    <style:style style:name="T41" style:family="text">
      <style:text-properties fo:color="#ff6600" fo:font-weight="bold" style:font-weight-asian="bold" style:font-weight-complex="bold"/>
    </style:style>
    <style:style style:name="T42" style:family="text">
      <style:text-properties officeooo:rsid="001eae5e"/>
    </style:style>
    <style:style style:name="T43" style:family="text">
      <style:text-properties officeooo:rsid="00221881"/>
    </style:style>
    <style:style style:name="T44" style:family="text">
      <style:text-properties officeooo:rsid="0024aea9"/>
    </style:style>
    <style:style style:name="T45" style:family="text">
      <style:text-properties officeooo:rsid="0026e5a0"/>
    </style:style>
    <style:style style:name="T46" style:family="text">
      <style:text-properties officeooo:rsid="002a3c01"/>
    </style:style>
    <style:style style:name="T47" style:family="text">
      <style:text-properties officeooo:rsid="00312a3d"/>
    </style:style>
    <style:style style:name="T48" style:family="text">
      <style:text-properties officeooo:rsid="0032e3c2"/>
    </style:style>
    <style:style style:name="T49" style:family="text">
      <style:text-properties officeooo:rsid="003a1b28"/>
    </style:style>
    <style:style style:name="T50" style:family="text">
      <style:text-properties officeooo:rsid="004c047f"/>
    </style:style>
    <style:style style:name="T51" style:family="text">
      <style:text-properties officeooo:rsid="004d9549"/>
    </style:style>
    <style:style style:name="T52" style:family="text">
      <style:text-properties officeooo:rsid="00551a38"/>
    </style:style>
    <style:style style:name="T53" style:family="text">
      <style:text-properties officeooo:rsid="00588954"/>
    </style:style>
    <style:style style:name="T54" style:family="text">
      <style:text-properties officeooo:rsid="005e4172"/>
    </style:style>
    <style:style style:name="T55" style:family="text">
      <style:text-properties officeooo:rsid="006143b8"/>
    </style:style>
    <style:style style:name="T56" style:family="text">
      <style:text-properties officeooo:rsid="00626d68"/>
    </style:style>
    <style:style style:name="T57" style:family="text">
      <style:text-properties officeooo:rsid="00645810"/>
    </style:style>
    <style:style style:name="T58" style:family="text">
      <style:text-properties officeooo:rsid="006e9767"/>
    </style:style>
    <style:style style:name="T59" style:family="text">
      <style:text-properties officeooo:rsid="00703343"/>
    </style:style>
    <style:style style:name="T60" style:family="text">
      <style:text-properties officeooo:rsid="0079e510"/>
    </style:style>
    <style:style style:name="T61" style:family="text">
      <style:text-properties officeooo:rsid="007c77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5">Évaluation</text:span> des connaissances</text:p>
      <text:p text:style-name="P24">MEAN</text:p>
      <text:p text:style-name="P25"/>
      <text:p text:style-name="P25"/>
      <text:p text:style-name="P25"/>
      <text:p text:style-name="P26"><text:span text:style-name="T52">Partie 1 – </text:span>Javascript</text:p>
      <text:p text:style-name="P26"/>
      <text:p text:style-name="P1"/>
      <text:p text:style-name="P10">1 - Qu'est ce qui caractérise principalement le langage Javascript <text:span text:style-name="T61">par rapport </text:span>à d'autre langage<text:span text:style-name="T61">s</text:span> tel que PHP, <text:span text:style-name="T59">R</text:span>uby <text:span text:style-name="T59">ou</text:span> <text:span text:style-name="T59">P</text:span>ython ?</text:p>
      <text:p text:style-name="P30"/>
      <text:p text:style-name="P30"/>
      <text:p text:style-name="P30"/>
      <text:p text:style-name="P30"/>
      <text:p text:style-name="P30"/>
      <text:p text:style-name="P30"/>
      <text:p text:style-name="P41"><text:span text:style-name="T32">2 - </text:span><text:span text:style-name="T25">Quelle différence y a-t-il entre une bibl</text:span><text:span text:style-name="T33">i</text:span><text:span text:style-name="T25">othèque et un framework ?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32">3</text:span><text:span text:style-name="T25"> – Dans le code ci-dessous</text:span></text:p>
      <text:p text:style-name="P1"/>
      <text:p text:style-name="P1">function numGen(callback) {</text:p>
      <text:p text:style-name="P1"><text:s text:c="4"/>var num = Math.Random();</text:p>
      <text:p text:style-name="P1"><text:s text:c="4"/>callback(null, num)</text:p>
      <text:p text:style-name="P1">}</text:p>
      <text:p text:style-name="P1"/>
      <text:p text:style-name="P1">numGen(function(error, data)) {</text:p>
      <text:p text:style-name="P1"><text:s text:c="4"/>console.log(data);</text:p>
      <text:p text:style-name="P1">});</text:p>
      <text:p text:style-name="P1"/>
      <text:p text:style-name="P10">la callback passée en paramètre de la fonction numGen est-elle exécutée de façon synchrone ou asynchrone ? <text:span text:style-name="T46">Expliquez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5"><text:span text:style-name="T32">4 </text:span><text:span text:style-name="T25">- </text:span><text:span text:style-name="T35">Complétez la définition de la fonction </text:span><text:span text:style-name="T25">getXHR</text:span></text:p>
      <text:p text:style-name="P9"><text:span text:style-name="T23"><text:tab/></text:span>- qui réalise un appel AJAX</text:p>
      <text:p text:style-name="P9"><text:span text:style-name="T23"><text:tab/></text:span>- qui <text:span text:style-name="T22">appelle une fonction de callback une fois la donnée récupérée en la lui injectant</text:span></text:p>
      <text:p text:style-name="P3"/>
      <text:p text:style-name="P1"/>
      <text:p text:style-name="P2"><text:span text:style-name="T16">function</text:span> getXHR(url, callback) <text:span text:style-name="T16">{</text:span></text:p>
      <text:p text:style-name="P43"><text:span text:style-name="Source_20_Text"><text:span text:style-name="T2"><text:s text:c="4"/></text:span></text:span><text:span text:style-name="Source_20_Text"><text:span text:style-name="T15">var xhr = new XMLHttpRequest();</text:span></text:span></text:p>
      <text:p text:style-name="P2"><text:span text:style-name="T16"><text:s text:c="4"/>xhr.</text:span>open(<text:span text:style-name="T16">'GET'</text:span>, url);</text:p>
      <text:p text:style-name="P2"><text:s text:c="4"/><text:span text:style-name="T16">xhr.onload = function() {</text:span></text:p>
      <text:p text:style-name="P8"><text:s text:c="8"/>…</text:p>
      <text:p text:style-name="P8"><text:s text:c="4"/>};</text:p>
      <text:p text:style-name="P8"><text:s text:c="4"/>xhr.onerror = function() {</text:p>
      <text:p text:style-name="P8"><text:s text:c="8"/>var error = new Error(xhr.response);</text:p>
      <text:p text:style-name="P8"><text:s text:c="8"/>…</text:p>
      <text:p text:style-name="P8"><text:s text:c="4"/>}</text:p>
      <text:p text:style-name="P2"><text:s text:c="4"/><text:span text:style-name="T16">xhr.send()</text:span></text:p>
      <text:p text:style-name="P8">}</text:p>
      <text:p text:style-name="P12"><text:span text:style-name="Source_20_Text"><text:span text:style-name="T9"/></text:span></text:p>
      <text:p text:style-name="P12"><text:soft-page-break/><text:span text:style-name="Source_20_Text"><text:span text:style-name="T5">Note : </text:span></text:span><text:span text:style-name="Source_20_Text"><text:span text:style-name="T6">Une fois </text:span></text:span><text:span text:style-name="Source_20_Text"><text:span text:style-name="T7">l'évènement load levée</text:span></text:span><text:span text:style-name="Source_20_Text"><text:span text:style-name="T6">, </text:span></text:span><text:span text:style-name="Source_20_Text"><text:span text:style-name="T7">la donnée </text:span></text:span><text:span text:style-name="Source_20_Text"><text:span text:style-name="T6">est disponible dans la propriété </text:span></text:span><text:span text:style-name="Source_20_Text"><text:span text:style-name="T14">response</text:span></text:span><text:span text:style-name="Source_20_Text"><text:span text:style-name="T6"> de l'objet xhr.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44"><text:span text:style-name="Source_20_Text"><text:span text:style-name="T12">5 - </text:span></text:span><text:span text:style-name="Source_20_Text"><text:span text:style-name="T11">L’exécution</text:span></text:span><text:span text:style-name="Source_20_Text"><text:span text:style-name="T10"> de la fonction de callback dans l'appel suivant se fait-</text:span></text:span><text:span text:style-name="Source_20_Text"><text:span text:style-name="T13">elle</text:span></text:span><text:span text:style-name="Source_20_Text"><text:span text:style-name="T10"> de manière synchrone ou asynchrone ? Expliquez</text:span></text:span></text:p>
      <text:p text:style-name="P4"><text:span text:style-name="Source_20_Text"><text:span text:style-name="T6"/></text:span></text:p>
      <text:p text:style-name="P4"><text:span text:style-name="Source_20_Text"><text:span text:style-name="T6">getXHR(url, </text:span></text:span><text:span text:style-name="Source_20_Text"><text:span text:style-name="T8">function(err, data){</text:span></text:span></text:p>
      <text:p text:style-name="P4"><text:span text:style-name="Source_20_Text"><text:span text:style-name="T8"><text:s text:c="4"/>console.log(data);</text:span></text:span></text:p>
      <text:p text:style-name="P4"><text:span text:style-name="Source_20_Text"><text:span text:style-name="T8">}</text:span></text:span><text:span text:style-name="Source_20_Text"><text:span text:style-name="T6">)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/>
      <text:p text:style-name="P10"><text:span text:style-name="T58">6</text:span> - En POO, qu'est ce qu'un constructeur ?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7</text:span><text:span text:style-name="T32"> - </text:span><text:span text:style-name="T25">Comment fait-on pour instancier un objet en javascript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8</text:span><text:span text:style-name="T32"> - </text:span><text:span text:style-name="T25">qu'est ce que le DOM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pan text:style-name="T58">9 - </text:span>D'ou provient l'objet "window" ?</text:p>
      <text:p text:style-name="P34"/>
      <text:p text:style-name="P34"/>
      <text:p text:style-name="P34"/>
      <text:p text:style-name="P34"/>
      <text:p text:style-name="P34"/>
      <text:p text:style-name="P34"/>
      <text:p text:style-name="P7"/>
      <text:p text:style-name="P28"><text:span text:style-name="T52">Partie 2 - </text:span>NodeJS</text:p>
      <text:p text:style-name="P13"/>
      <text:p text:style-name="P10"/>
      <text:p text:style-name="P10"><text:span text:style-name="T58">10 - </text:span>NodeJs <text:span text:style-name="T24">a-t-il accès au DOM </text:span>? <text:span text:style-name="T56">Si oui, comment ? sinon a quoi a-t-il accès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36">11</text:span><text:span text:style-name="T26"> - </text:span><text:span text:style-name="T25">Citez quelques modules intégrés </text:span><text:span text:style-name="T37">à NodeJS </text:span><text:span text:style-name="T28">vu</text:span><text:span text:style-name="T37">s</text:span><text:span text:style-name="T28"> en cours </text:span><text:span text:style-name="T25">et précisez leur </text:span><text:span text:style-name="T26">utilité</text:span><text:span text:style-name="T24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6">1</text:span><text:span text:style-name="T36">2</text:span><text:span text:style-name="T26"> - </text:span><text:span text:style-name="T25">Quelle est la différence entre un module intégré et une libraire </text:span><text:span text:style-name="T31">tiers</text:span><text:span text:style-name="T25"> </text:span><text:soft-page-break/><text:span text:style-name="T38">gérée par</text:span><text:span text:style-name="T25"> npm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4"/>
      <text:p text:style-name="P27"><text:span text:style-name="T53">Partie 3 - </text:span>ExpressJS</text:p>
      <text:p text:style-name="P1"/>
      <text:p text:style-name="P1"/>
      <text:p text:style-name="P10"><text:span text:style-name="T40">13 - </text:span>Expresse JS est un <text:span text:style-name="T39">framework</text:span> qui permet de structurer une application suivant le modèle MVC. Rappelez le principe de ce pattern architectural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pan text:style-name="T40">14 - </text:span>Qu'est ce qu'un middleware <text:span text:style-name="T40">dans </text:span>expressJS ? <text:span text:style-name="T45">Comment fait-on pour l'utiliser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42"><text:span text:style-name="T25">1</text:span><text:span text:style-name="T36">5</text:span><text:span text:style-name="T25"> – citez </text:span><text:span text:style-name="T34">le nom d'un</text:span><text:span text:style-name="T25"> middleware </text:span><text:span text:style-name="T34">vu en cours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7">1</text:span><text:span text:style-name="T36">6</text:span><text:span text:style-name="T27"> - </text:span><text:span text:style-name="T25">Qu'est ce qu'une API HTTP. </text:span><text:span text:style-name="T27">A quoi cela sert-il</text:span><text:span text:style-name="T25">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6"><text:span text:style-name="T27">1</text:span><text:span text:style-name="T36">7</text:span><text:span text:style-name="T27"> - </text:span><text:span text:style-name="T25">L'acronyme URL signifie Localisateur Uniforme de Ressource.</text:span></text:p>
      <text:p text:style-name="P10">Il identifie une ressource de <text:span text:style-name="T40">façon</text:span> <text:span text:style-name="T41">unique</text:span> sur le réseau et propose une <text:span text:style-name="T40">méthode</text:span> pour y accéder (le protoc<text:span text:style-name="T40">o</text:span>le)</text:p>
      <text:p text:style-name="P10">Il s'écrit sous la forme protocole://server/p/a/t/h/ressource</text:p>
      <text:p text:style-name="P10">(exemple: http://www.monsite.com/utilisateur/1)</text:p>
      <text:p text:style-name="P10">l'objet <text:span text:style-name="T17">res</text:span><text:span text:style-name="T18">ponse</text:span> d'express <text:span text:style-name="T40">propose</text:span> une fonction <text:span text:style-name="T17">format</text:span> <text:span text:style-name="T40">présentée en cours</text:span>.</text:p>
      <text:p text:style-name="P10"><text:span text:style-name="T42">Compte tenu de ce qui vient d'être énoncé, en quoi cette fonction </text:span><text:span text:style-name="T19">format</text:span><text:span text:style-name="T42"> peut se montrer pratique 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1">1<text:span text:style-name="T58">8</text:span> – Commentez le code <text:span text:style-name="T57">suivant</text:span>:</text:p>
      <text:p text:style-name="P38"/>
      <text:p text:style-name="P39">var app = require('express')();</text:p>
      <text:p text:style-name="P38"/>
      <text:p text:style-name="P40">app.config('view engine', 'jade');</text:p>
      <text:p text:style-name="P22"/>
      <text:p text:style-name="P38">app.get('/<text:span text:style-name="T50">hello</text:span>', function(req, res){</text:p>
      <text:p text:style-name="P38"/>
      <text:p text:style-name="P38"><text:soft-page-break/><text:s text:c="8"/>res.format({</text:p>
      <text:p text:style-name="P38"/>
      <text:p text:style-name="P38"><text:s text:c="16"/>'text/plain': function() {</text:p>
      <text:p text:style-name="P38"/>
      <text:p text:style-name="P38"><text:s text:c="24"/>res.send('h<text:span text:style-name="T50">ello</text:span>');</text:p>
      <text:p text:style-name="P38"><text:s text:c="16"/>},</text:p>
      <text:p text:style-name="P38"/>
      <text:p text:style-name="P38"><text:s text:c="16"/>'text/html': function() {</text:p>
      <text:p text:style-name="P38"/>
      <text:p text:style-name="P38"><text:s text:c="24"/>res.render('<text:span text:style-name="T50">hello</text:span>', {body: <text:span text:style-name="T51">'hello'</text:span>});</text:p>
      <text:p text:style-name="P38"><text:s text:c="16"/>},</text:p>
      <text:p text:style-name="P38"/>
      <text:p text:style-name="P38"><text:s text:c="16"/>'application/json': function() {</text:p>
      <text:p text:style-name="P38"/>
      <text:p text:style-name="P38"><text:s text:c="24"/>res.json({<text:span text:style-name="T50">greeting</text:span>: '<text:span text:style-name="T50">hello</text:span>'});</text:p>
      <text:p text:style-name="P38"><text:s text:c="16"/>}</text:p>
      <text:p text:style-name="P38"><text:s text:c="8"/>});</text:p>
      <text:p text:style-name="P38">});</text:p>
      <text:p text:style-name="P38"/>
      <text:p text:style-name="P10"/>
      <text:p text:style-name="P10"/>
      <text:p text:style-name="P23">1<text:span text:style-name="T58">9</text:span> – A quoi sert l'objet <text:span text:style-name="T21">Ro</text:span><text:span text:style-name="T17">uter </text:span><text:span text:style-name="T1">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6"><text:span text:style-name="T58">20</text:span> – <text:span text:style-name="T44">Que fait la méthode </text:span><text:span text:style-name="T20">param</text:span><text:span text:style-name="T43"> de l'objet </text:span><text:span text:style-name="T20">Request</text:span><text:span text:style-name="T43">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7"><text:span text:style-name="T58">21</text:span> – Commentez le code <text:span text:style-name="T60">suivant</text:span>:</text:p>
      <text:p text:style-name="P35"/>
      <text:p text:style-name="P36">var express = require('express');</text:p>
      <text:p text:style-name="P36"/>
      <text:p text:style-name="P36">var path = require('path');</text:p>
      <text:p text:style-name="P36"/>
      <text:p text:style-name="P36">var logger = require('morgan');</text:p>
      <text:p text:style-name="P36"/>
      <text:p text:style-name="P36">var bodyParser = require('body-parser');</text:p>
      <text:p text:style-name="P36"/>
      <text:p text:style-name="P36">var contacts = require('./routes/api/contacts');</text:p>
      <text:p text:style-name="P36"/>
      <text:p text:style-name="P36">var app = express();</text:p>
      <text:p text:style-name="P36"/>
      <text:p text:style-name="P36">app.use(logger('dev'));</text:p>
      <text:p text:style-name="P36"/>
      <text:p text:style-name="P36">app.use(bodyParser.json());</text:p>
      <text:p text:style-name="P36"/>
      <text:p text:style-name="P36">app.use(bodyParser.urlencoded({ extended: false }));</text:p>
      <text:p text:style-name="P36"/>
      <text:p text:style-name="P36">app.use(express.static(path.join(__dirname, 'public')));</text:p>
      <text:p text:style-name="P36"/>
      <text:p text:style-name="P36">app.use('/api', contacts);</text:p>
      <text:p text:style-name="P36"/>
      <text:p text:style-name="P36">app.use(function(req, res, next) {</text:p>
      <text:p text:style-name="P36"/>
      <text:p text:style-name="P36"><text:s text:c="2"/>var err = new Error('Not Found');</text:p>
      <text:p text:style-name="P36"/>
      <text:p text:style-name="P36"><text:s text:c="2"/>err.status = 404;</text:p>
      <text:p text:style-name="P36"><text:soft-page-break/></text:p>
      <text:p text:style-name="P36"><text:s text:c="2"/>next(err);</text:p>
      <text:p text:style-name="P36"/>
      <text:p text:style-name="P36">});</text:p>
      <text:p text:style-name="P36"/>
      <text:p text:style-name="P36"/>
      <text:p text:style-name="P36">if (app.get('env') === 'development') {</text:p>
      <text:p text:style-name="P36"/>
      <text:p text:style-name="P36"><text:s text:c="2"/>app.use(function(err, req, res, next) {</text:p>
      <text:p text:style-name="P36"/>
      <text:p text:style-name="P36"><text:s text:c="4"/>res.status(err.status || 500);</text:p>
      <text:p text:style-name="P36"/>
      <text:p text:style-name="P36"><text:s text:c="4"/>res.render('error', {</text:p>
      <text:p text:style-name="P36"/>
      <text:p text:style-name="P36"><text:s text:c="6"/>message: err.message,</text:p>
      <text:p text:style-name="P36"/>
      <text:p text:style-name="P36"><text:s text:c="6"/>error: err</text:p>
      <text:p text:style-name="P36"><text:s text:c="4"/>});</text:p>
      <text:p text:style-name="P36"><text:s text:c="2"/>});</text:p>
      <text:p text:style-name="P36">}</text:p>
      <text:p text:style-name="P36"/>
      <text:p text:style-name="P36">app.use(function(err, req, res, next) {</text:p>
      <text:p text:style-name="P36"/>
      <text:p text:style-name="P36"><text:s text:c="2"/>res.status(err.status || 500);</text:p>
      <text:p text:style-name="P36"/>
      <text:p text:style-name="P36"><text:s text:c="2"/>res.render('error', {</text:p>
      <text:p text:style-name="P36"/>
      <text:p text:style-name="P36"><text:s text:c="4"/>message: err.message,</text:p>
      <text:p text:style-name="P36"/>
      <text:p text:style-name="P36"><text:s text:c="4"/>error: {}</text:p>
      <text:p text:style-name="P36"><text:s text:c="2"/>});</text:p>
      <text:p text:style-name="P36">});</text:p>
      <text:p text:style-name="P36"/>
      <text:p text:style-name="P36">module.exports = app;</text:p>
      <text:p text:style-name="P35"/>
      <text:p text:style-name="P29"/>
      <text:p text:style-name="P29"/>
      <text:p text:style-name="P29"><text:span text:style-name="T53">Partie 4 - </text:span>Mongo<text:span text:style-name="T47">DB</text:span>/Mongoose</text:p>
      <text:p text:style-name="P32"/>
      <text:p text:style-name="P32"/>
      <text:p text:style-name="P18"><text:span text:style-name="T55">22</text:span> – <text:span text:style-name="T47">Comment sont organisées les données au sein d'une base de données orienté document ?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9">2<text:span text:style-name="T58">3</text:span> – <text:span text:style-name="T48">Quel est l'avantage d'une base de données orienté documents sur une base de données relationnelle ?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25">2</text:span><text:span text:style-name="T36">4</text:span><text:span text:style-name="T25"> – </text:span><text:span text:style-name="T29">Q</text:span><text:span text:style-name="T30">u</text:span><text:span text:style-name="T29">'est ce que l</text:span><text:span text:style-name="T30">e</text:span><text:span text:style-name="T29"> Mongo Sell ? Quel point commun a-t-il avec NodeJS ?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20">2<text:span text:style-name="T58">5</text:span> – <text:span text:style-name="T49">Qu'est ce qu'un ODM ? En quoi est-ce utile ?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5">2<text:span text:style-name="T58">6</text:span> – commentez le code qui suit</text:p>
      <text:p text:style-name="P32"/>
      <text:p text:style-name="P32"/>
      <text:p text:style-name="P37">var mongoose = require('mongoose');</text:p>
      <text:p text:style-name="P37"/>
      <text:p text:style-name="P37">var Schema = mongoose.Schema;</text:p>
      <text:p text:style-name="P37"/>
      <text:p text:style-name="P37">var personSchema = new Schema({ firstName: String, lastName: String });</text:p>
      <text:p text:style-name="P37"/>
      <text:p text:style-name="P37">personSchema.virtual('fullName').get(function () {</text:p>
      <text:p text:style-name="P37"><text:s text:c="2"/>return this.firstName + ' ' + this.lastName;</text:p>
      <text:p text:style-name="P37">});</text:p>
      <text:p text:style-name="P37"/>
      <text:p text:style-name="P37">personSchema.methods.greeting = function () {</text:p>
      <text:p text:style-name="P37"><text:s text:c="2"/>console.log('Bonjour, je m\'appelle ' + this.fullName);</text:p>
      <text:p text:style-name="P37">};</text:p>
      <text:p text:style-name="P37"/>
      <text:p text:style-name="P37">var Person = mongoose.model('Person', personSchema);</text:p>
      <text:p text:style-name="P37"/>
      <text:p text:style-name="P37">var julien = new Person({ firstName: 'Julien', lastName: 'Colin' });</text:p>
      <text:p text:style-name="P37"/>
      <text:p text:style-name="P37">julien.greeting();</text:p>
      <text:p text:style-name="P32"/>
      <text:p text:style-name="P32"/>
      <text:p text:style-name="P32"/>
      <text:p text:style-name="P18">2<text:span text:style-name="T58">7</text:span> – <text:span text:style-name="T54">Dans le code précédent, nous n'avons défini à aucun moment de connexion à une base de données. Cependant, il s’exécute correctement. A votre avis pourquoi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1T14:03:55.949252710</dc:date>
    <dc:creator>foad </dc:creator>
    <meta:editing-duration>PT2H26M15S</meta:editing-duration>
    <meta:editing-cycles>113</meta:editing-cycles>
    <meta:generator>LibreOffice/5.0.5.2$Linux_X86_64 LibreOffice_project/00m0$Build-2</meta:generator>
    <meta:document-statistic meta:table-count="0" meta:image-count="0" meta:object-count="0" meta:page-count="6" meta:paragraph-count="124" meta:word-count="700" meta:character-count="4929" meta:non-whitespace-character-count="4034"/>
  </office:meta>
</office:document-meta>
</file>